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top" draw:auto-grow-height="false" fo:min-height="17.758cm" fo:min-width="6.858cm"/>
    </style:style>
    <style:style style:name="gr2" style:family="graphic" style:parent-style-name="standard">
      <style:graphic-properties draw:fill-color="#ffcc00" draw:textarea-horizontal-align="justify" draw:textarea-vertical-align="top" draw:auto-grow-height="false" fo:min-height="10.288cm" fo:min-width="3.45cm"/>
    </style:style>
    <style:style style:name="gr3" style:family="graphic" style:parent-style-name="standard">
      <style:graphic-properties draw:textarea-horizontal-align="justify" draw:textarea-vertical-align="middle" draw:auto-grow-height="false" fo:min-height="1.021cm" fo:min-width="1.039cm"/>
    </style:style>
    <style:style style:name="gr4" style:family="graphic" style:parent-style-name="standard">
      <style:graphic-properties draw:fill-color="#999999" draw:textarea-horizontal-align="justify" draw:textarea-vertical-align="top" draw:auto-grow-height="false" fo:min-height="3.687cm" fo:min-width="6.895cm"/>
    </style:style>
    <style:style style:name="gr5" style:family="graphic" style:parent-style-name="standard">
      <style:graphic-properties draw:fill-color="#669999" draw:textarea-horizontal-align="justify" draw:textarea-vertical-align="top" draw:auto-grow-height="false" fo:min-height="2.465cm" fo:min-width="6.415cm"/>
    </style:style>
    <style:style style:name="gr6" style:family="graphic" style:parent-style-name="standard">
      <style:graphic-properties draw:fill-color="#669999" draw:opacity="50%" draw:textarea-horizontal-align="justify" draw:textarea-vertical-align="top" draw:auto-grow-height="false" fo:min-height="3.56cm" fo:min-width="5.969cm"/>
    </style:style>
    <style:style style:name="gr7" style:family="graphic" style:parent-style-name="standard">
      <style:graphic-properties draw:textarea-horizontal-align="justify" draw:textarea-vertical-align="middle" draw:auto-grow-height="false" fo:min-height="1.022cm" fo:min-width="1.038cm"/>
    </style:style>
    <style:style style:name="gr8" style:family="graphic" style:parent-style-name="standard">
      <style:graphic-properties draw:textarea-horizontal-align="justify" draw:textarea-vertical-align="middle" draw:auto-grow-height="false" fo:min-height="1.022cm" fo:min-width="1.039cm"/>
    </style:style>
    <style:style style:name="gr9" style:family="graphic" style:parent-style-name="standard">
      <style:graphic-properties draw:textarea-horizontal-align="justify" draw:textarea-vertical-align="middle" draw:auto-grow-height="false" fo:min-height="1.021cm" fo:min-width="1.038cm"/>
    </style:style>
    <style:style style:name="gr10" style:family="graphic" style:parent-style-name="objectwithoutfill">
      <style:graphic-properties draw:fill="none" draw:textarea-vertical-align="middle" draw:fontwork-style="rotate" draw:fontwork-distance="0.254cm" draw:fontwork-start="0cm" draw:fontwork-mirror="true" draw:fontwork-shadow-offset-x="0cm" draw:fontwork-shadow-offset-y="0cm"/>
    </style:style>
    <style:style style:name="gr11" style:family="graphic" style:parent-style-name="objectwithoutfill">
      <style:graphic-properties draw:fill="none" draw:textarea-vertical-align="middle" draw:fontwork-style="rotate" draw:fontwork-distance="0.254cm" draw:fontwork-start="0cm" draw:fontwork-shadow-offset-x="0cm" draw:fontwork-shadow-offset-y="0cm"/>
    </style:style>
    <style:style style:name="gr12" style:family="graphic" style:parent-style-name="standard">
      <style:graphic-properties draw:fill-color="#00cc00" draw:textarea-horizontal-align="justify" draw:textarea-vertical-align="top" draw:auto-grow-height="false" fo:min-height="3.303cm" fo:min-width="4.323cm"/>
    </style:style>
    <style:style style:name="gr13" style:family="graphic" style:parent-style-name="standard">
      <style:graphic-properties draw:fill-color="#ff3399" draw:textarea-horizontal-align="justify" draw:textarea-vertical-align="middle" draw:auto-grow-height="false" fo:min-height="1.368cm" fo:min-width="1.118cm"/>
    </style:style>
    <style:style style:name="gr14" style:family="graphic" style:parent-style-name="objectwithoutfill">
      <style:graphic-properties draw:fill="none" draw:textarea-vertical-align="middle" draw:fontwork-style="rotate" draw:fontwork-adjust="center" draw:fontwork-distance="0.254cm" draw:fontwork-start="0cm" draw:fontwork-shadow-offset-x="0cm" draw:fontwork-shadow-offset-y="0cm"/>
    </style:style>
    <style:style style:name="gr15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fcc00"/>
      <style:paragraph-properties fo:text-align="start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999999"/>
      <style:paragraph-properties fo:text-align="start"/>
      <style:text-properties fo:font-size="12pt"/>
    </style:style>
    <style:style style:name="P6" style:family="paragraph">
      <loext:graphic-properties draw:fill-color="#669999"/>
      <style:paragraph-properties fo:text-align="start"/>
      <style:text-properties fo:font-size="12pt"/>
    </style:style>
    <style:style style:name="P7" style:family="paragraph">
      <style:paragraph-properties fo:text-align="end"/>
    </style:style>
    <style:style style:name="P8" style:family="paragraph">
      <loext:graphic-properties draw:fill-color="#669999" draw:opacity="50%"/>
      <style:paragraph-properties fo:text-align="end"/>
      <style:text-properties fo:font-size="12pt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P10" style:family="paragraph">
      <loext:graphic-properties draw:fill-color="#00cc00"/>
      <style:paragraph-properties fo:text-align="start"/>
      <style:text-properties fo:font-size="12pt"/>
    </style:style>
    <style:style style:name="P11" style:family="paragraph">
      <loext:graphic-properties draw:fill-color="#ff3399"/>
      <style:paragraph-properties fo:text-align="center"/>
      <style:text-properties fo:font-size="12pt"/>
    </style:style>
    <style:style style:name="P12" style:family="paragraph">
      <loext:graphic-properties draw:fill="none"/>
      <style:text-properties fo:font-size="12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7.358cm" svg:height="18.008cm" draw:transform="skewX (-0.00645771823237902) rotate (-0.00663225115757829) translate (2.544cm 8.343cm)">
          <text:p text:style-name="P1"><text:span text:style-name="T1">default</text:span><text:span text:style-name="T2"> (coll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3.95cm" svg:height="10.538cm" draw:transform="skewX (-0.00663225115757845) rotate (-0.00663225115757829) translate (14.703cm 8.354cm)">
          <text:p text:style-name="P1"><text:span text:style-name="T1">private</text:span><text:span text:style-name="T2"> (coll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2.445cm" svg:height="2.019cm" svg:x="6.531cm" svg:y="15.638cm">
          <text:p text:style-name="P3"><text:span text:style-name="T2">Mona</text:span></text:p>
          <text:p text:style-name="P3"><text:span text:style-name="T2">Lis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4" xml:id="id6" draw:id="id6" draw:layer="layout" svg:width="2.445cm" svg:height="2.019cm" svg:x="15.445cm" svg:y="15.651cm">
          <text:p text:style-name="P3"><text:span text:style-name="T2">Last</text:span></text:p>
          <text:p text:style-name="P3"><text:span text:style-name="T2">Supp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4" draw:text-style-name="P5" draw:layer="layout" svg:width="7.395cm" svg:height="3.937cm" svg:x="2.016cm" svg:y="9.463cm">
            <text:p text:style-name="P1"><text:span text:style-name="T1">archive</text:span><text:span text:style-name="T2"> (category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6.915cm" svg:height="2.715cm" svg:x="2.291cm" svg:y="10.549cm">
            <text:p text:style-name="P1"><text:span text:style-name="T1">seminar</text:span></text:p>
            <text:p text:style-name="P1"><text:span text:style-name="T2">(global group)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8" xml:id="id13" draw:id="id13" draw:layer="layout" svg:width="6.469cm" svg:height="3.81cm" svg:x="6.215cm" svg:y="9.99cm">
          <text:p text:style-name="P7"><text:span text:style-name="T1">nice</text:span></text:p>
          <text:p text:style-name="P7"><text:span text:style-name="T2">(user grou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" draw:id="id1" draw:layer="layout" svg:width="2.444cm" svg:height="2.02cm" svg:x="6.513cm" svg:y="10.881cm">
          <text:p text:style-name="P3"><text:span text:style-name="T2">Pic</text:span></text:p>
          <text:p text:style-name="P3"><text:span text:style-name="T2">A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4" xml:id="id7" draw:id="id7" draw:layer="layout" svg:width="2.445cm" svg:height="2.02cm" svg:x="15.445cm" svg:y="10.881cm">
          <text:p text:style-name="P3"><text:span text:style-name="T2">Pic</text:span></text:p>
          <text:p text:style-name="P3"><text:span text:style-name="T2">B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4" xml:id="id3" draw:id="id3" draw:layer="layout" svg:width="2.446cm" svg:height="2.019cm" svg:x="3.37cm" svg:y="18.958cm">
          <text:p text:style-name="P3"><text:span text:style-name="T2">Louvr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4" xml:id="id4" draw:id="id4" draw:layer="layout" svg:width="2.446cm" svg:height="2.02cm" svg:x="3.388cm" svg:y="23.586cm">
          <text:p text:style-name="P3"><text:span text:style-name="T2">Paris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4" xml:id="id5" draw:id="id5" draw:layer="layout" svg:width="2.446cm" svg:height="2.02cm" svg:x="6.519cm" svg:y="20.731cm">
          <text:p text:style-name="P3"><text:span text:style-name="T2">Leonardo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0" draw:text-style-name="P9" draw:layer="layout" draw:type="curve" svg:x1="7.735cm" svg:y1="12.901cm" svg:x2="7.754cm" svg:y2="15.638cm" draw:start-shape="id1" draw:start-glue-point="6" draw:end-shape="id2" draw:end-glue-point="4" svg:d="M7735 12901c0 2052 19 684 19 2737" svg:viewBox="0 0 20 2738">
          <text:p text:style-name="P3"><text:span text:style-name="T2">shows</text:span></text:p>
        </draw:connector>
        <draw:connector draw:style-name="gr10" draw:text-style-name="P9" draw:layer="layout" draw:type="curve" svg:x1="6.531cm" svg:y1="16.648cm" svg:x2="4.593cm" svg:y2="18.958cm" draw:start-shape="id2" draw:start-glue-point="5" draw:end-shape="id3" draw:end-glue-point="4" svg:d="M6531 16648c-1292 0-1938 770-1938 2310" svg:viewBox="0 0 1939 2311">
          <text:p text:style-name="P3"><text:span text:style-name="T2">is located in</text:span></text:p>
        </draw:connector>
        <draw:connector draw:style-name="gr10" draw:text-style-name="P9" draw:layer="layout" draw:type="curve" svg:x1="4.593cm" svg:y1="20.977cm" svg:x2="4.611cm" svg:y2="23.586cm" draw:start-shape="id3" draw:start-glue-point="6" draw:end-shape="id4" draw:end-glue-point="4" svg:d="M4593 20977c0 1957 18 653 18 2609" svg:viewBox="0 0 19 2610">
          <text:p text:style-name="P3"><text:span text:style-name="T2">is located in</text:span></text:p>
        </draw:connector>
        <draw:connector draw:style-name="gr11" draw:text-style-name="P9" draw:layer="layout" draw:type="curve" svg:x1="7.742cm" svg:y1="20.731cm" svg:x2="7.754cm" svg:y2="17.657cm" draw:start-shape="id5" draw:start-glue-point="4" draw:end-shape="id2" draw:end-glue-point="6" svg:d="M7742 20731c0-2305 12-769 12-3074" svg:viewBox="0 0 13 3075">
          <text:p text:style-name="P3"><text:span text:style-name="T2">has created</text:span></text:p>
        </draw:connector>
        <draw:connector draw:style-name="gr11" draw:text-style-name="P9" draw:layer="layout" draw:type="curve" svg:x1="8.965cm" svg:y1="21.741cm" svg:x2="16.668cm" svg:y2="17.67cm" draw:start-shape="id5" draw:start-glue-point="7" draw:end-shape="id6" draw:end-glue-point="6" svg:d="M8965 21741c5136 0 7703-1357 7703-4071" svg:viewBox="0 0 7704 4072">
          <text:p text:style-name="P3"><text:span text:style-name="T2">has created</text:span></text:p>
        </draw:connector>
        <draw:connector draw:style-name="gr10" draw:text-style-name="P9" draw:layer="layout" draw:type="curve" svg:x1="16.668cm" svg:y1="12.901cm" svg:x2="16.668cm" svg:y2="15.651cm" draw:start-shape="id7" draw:start-glue-point="6" draw:end-shape="id6" draw:end-glue-point="4" svg:d="M16668 12901v2750" svg:viewBox="0 0 1 2751">
          <text:p text:style-name="P3"><text:span text:style-name="T2">shows</text:span></text:p>
        </draw:connector>
        <draw:connector draw:style-name="gr10" draw:text-style-name="P9" draw:layer="layout" draw:type="curve" svg:x1="15.445cm" svg:y1="16.661cm" svg:x2="8.976cm" svg:y2="16.648cm" draw:start-shape="id6" draw:start-glue-point="5" draw:end-shape="id2" draw:end-glue-point="7" svg:d="M15445 16661c-4852 0-1618-13-6469-13" svg:viewBox="0 0 6470 14">
          <text:p text:style-name="P3"><text:span text:style-name="T2">is related to</text:span></text:p>
        </draw:connector>
        <draw:custom-shape draw:style-name="gr12" draw:text-style-name="P10" xml:id="id8" draw:id="id8" draw:layer="layout" svg:width="5.207cm" svg:height="3.937cm" svg:x="14.081cm" svg:y="1.127cm">
          <text:p text:style-name="P1"><text:span text:style-name="T2">adm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10" draw:id="id10" draw:layer="layout" svg:width="5.207cm" svg:height="3.937cm" svg:x="7.031cm" svg:y="1.108cm">
          <text:p text:style-name="P1"><text:span text:style-name="T2">stud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2.286cm" svg:height="2.286cm" svg:x="15.605cm" svg:y="2.397cm">
          <text:p text:style-name="P3"><text:span text:style-name="T2">adm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286cm" svg:height="2.286cm" svg:x="2.778cm" svg:y="2.397cm">
          <text:p text:style-name="P3"><text:span text:style-name="T2">gu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2" draw:id="id12" draw:layer="layout" svg:width="2.286cm" svg:height="2.286cm" svg:x="8.48cm" svg:y="2.378cm">
          <text:p text:style-name="P3"><text:span text:style-name="T2">jdo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16.684cm" svg:y1="5.064cm" svg:x2="6.223cm" svg:y2="8.367cm" draw:start-shape="id8" draw:start-glue-point="2" draw:end-shape="id9" draw:end-glue-point="0" svg:d="M16684 5064c0 2458-10461 807-10461 3303" svg:viewBox="0 0 10462 3304">
          <text:p><text:span text:style-name="T2">all</text:span></text:p>
        </draw:connector>
        <draw:connector draw:style-name="gr10" draw:text-style-name="P12" draw:layer="layout" draw:type="curve" svg:x1="9.634cm" svg:y1="5.045cm" svg:x2="6.223cm" svg:y2="8.367cm" draw:start-shape="id10" draw:start-glue-point="2" draw:end-shape="id9" draw:end-glue-point="0" svg:d="M9634 5045c0 2473-3411 813-3411 3322" svg:viewBox="0 0 3412 3323">
          <text:p><text:span text:style-name="T2">read</text:span></text:p>
        </draw:connector>
        <draw:connector draw:style-name="gr14" draw:text-style-name="P12" draw:layer="layout" draw:type="curve" svg:x1="16.684cm" svg:y1="5.064cm" svg:x2="16.678cm" svg:y2="8.367cm" draw:start-shape="id8" draw:start-glue-point="2" draw:end-shape="id11" draw:end-glue-point="0" svg:d="M16684 5064c0 2467-6 816-6 3303" svg:viewBox="0 0 7 3304">
          <text:p><text:span text:style-name="T2">all</text:span></text:p>
        </draw:connector>
        <draw:connector draw:style-name="gr15" draw:layer="layout" svg:x1="10.766cm" svg:y1="3.521cm" svg:x2="12.684cm" svg:y2="11.895cm" draw:start-shape="id12" draw:start-glue-point="10" draw:end-shape="id13" svg:d="M10766 3521h2418v8374h-500" svg:viewBox="0 0 2419 83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itz Schepp</meta:initial-creator>
    <meta:creation-date>2018-09-29T18:07:46.193322735</meta:creation-date>
    <dc:date>2018-10-01T12:05:26.203529507</dc:date>
    <dc:creator>Moritz Schepp</dc:creator>
    <meta:editing-duration>PT3H54M34S</meta:editing-duration>
    <meta:editing-cycles>13</meta:editing-cycles>
    <meta:generator>LibreOffice/6.1.1.2$Linux_X86_64 LibreOffice_project/10$Build-2</meta:generator>
    <meta:document-statistic meta:object-count="29"/>
  </office:meta>
</office:document-meta>
</file>